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75cm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7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6.696cm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86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25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538cm" loext:decorative="false"/>
      <style:paragraph-properties style:writing-mode="lr-tb"/>
    </style:style>
    <style:style style:name="gr10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63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38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868cm" loext:decorative="false"/>
      <style:paragraph-properties style:writing-mode="lr-tb"/>
    </style:style>
    <style:style style:name="gr1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3.908cm" loext:decorative="false"/>
      <style:paragraph-properties style:writing-mode="lr-tb"/>
    </style:style>
    <style:style style:name="gr16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.2cm" fo:margin-bottom="0.2cm" fo:line-height="115%" fo:text-indent="0cm"/>
    </style:style>
    <style:style style:name="P13" style:family="paragraph">
      <loext:graphic-properties draw:fill="none" draw:fill-color="#ffffff"/>
      <style:paragraph-properties fo:margin-left="0cm" fo:margin-right="0cm" fo:margin-top="0.2cm" fo:margin-bottom="0.2cm" fo:line-height="115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color="#ff0000" loext:opacity="100%"/>
    </style:style>
    <style:style style:name="T5" style:family="text">
      <style:text-properties style:use-window-font-color="true" loext:opacity="0%"/>
    </style:style>
    <style:style style:name="T6" style:family="text">
      <style:text-properties fo:font-variant="normal" fo:text-transform="none" fo:color="#006e28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5500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b08000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57ae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f1c1b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a60ca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bf0303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daee9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f1c1b" loext:opacity="10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66666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ff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b000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Ferramentas para programação paralela: Pthreads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17.24cm" svg:height="3cm" svg:x="9.26cm" svg:y="17.5cm" presentation:class="outline" presentation:user-transformed="true">
          <draw:text-box>
            <text:p text:style-name="P5"><text:span text:style-name="T3">Baseado no material do Prof. FERRETO, T. Programação Paralela. 2006.</text:span></text:p>
            <text:p text:style-name="P5"><text:span text:style-name="T3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user-transformed="true">
          <draw:text-box>
            <text:p>Pthreads (POSIX Threads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odelo de execução que existe independentemente de uma linguagem de programação, bem como um modelo de execução paralela</text:p>
              </text:list-item>
              <text:list-item>
                <text:p>Permite que um programa controle vários fluxos diferentes de trabalho que se sobrepõem no tempo</text:p>
              </text:list-item>
              <text:list-item>
                <text:p>Cada fluxo de trabalho é chamado de thread, e a criação e o controle sobre esses fluxos são obtidos por meio de chamadas para a <text:span text:style-name="T4">API POSIX Threads</text:span><text:span text:style-name="T5"> (definida pelo padrão IEEE Std 1003.1c-1995)</text:span></text:p>
              </text:list-item>
              <text:list-item>
                <text:p><text:span text:style-name="T5">Existem implementações para vários SOs, incluindo Linux e Windows</text:span></text:p>
                <text:list>
                  <text:list-item>
                    <text:p><text:span text:style-name="T5">No Linux geralmente usa a biblioteca libpthre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user-transformed="true">
          <draw:text-box>
            <text:p>Pthread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e um conjunto de tipos, funções e constantes, para linguagem C</text:p>
              </text:list-item>
              <text:list-item>
                <text:p>É implementado com um cabeçalho pthread.h e uma biblioteca de threads</text:p>
              </text:list-item>
              <text:list-item>
                <text:p>Existem cerca de 100 procedimentos de threads, todos prefixados pthread_ . Podem ser categorizados em 5 grupos</text:p>
                <text:list>
                  <text:list-item>
                    <text:p>Gerenciamento de threads – criação, junção de threads, etc.</text:p>
                  </text:list-item>
                  <text:list-item>
                    <text:p>Mutexes<text:line-break/></text:p>
                  </text:list-item>
                  <text:list-item>
                    <text:p>Variáveis ​​de condição</text:p>
                  </text:list-item>
                  <text:list-item>
                    <text:p>Sincronização entre threads usando bloqueios e barreiras de leitura e gravação</text:p>
                  </text:list-item>
                  <text:list-item>
                    <text:p>Spinlocks (bloqueios de rotação)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0.505cm" svg:height="1.725cm" svg:x="6.852cm" svg:y="13.773cm">
          <draw:text-box>
            <text:p>garante que apenas uma thread por vez tenha acesso a uma região crítica do código ou a um recurso compartilhado</text:p>
          </draw:text-box>
        </draw:frame>
        <draw:line draw:style-name="gr4" draw:text-style-name="P11" draw:layer="layout" svg:x1="6.852cm" svg:y1="14.292cm" svg:x2="6.166cm" svg:y2="14.292cm">
          <text:p/>
        </draw:line>
        <draw:frame draw:style-name="gr5" draw:text-style-name="P10" draw:layer="layout" svg:width="11.22cm" svg:height="2.007cm" svg:x="15.78cm" svg:y="18.993cm">
          <draw:text-box>
            <text:p>não suspende a thread, evita troca de contexto</text:p>
          </draw:text-box>
        </draw:frame>
        <draw:line draw:style-name="gr4" draw:text-style-name="P11" draw:layer="layout" svg:x1="15.215cm" svg:y1="20.056cm" svg:x2="14.529cm" svg:y2="20.056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4.5cm" svg:height="2cm" svg:x="1cm" svg:y="0.5cm" presentation:class="title">
          <draw:text-box>
            <text:p>Semáforo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A API de semáforo POSIX funciona com threads POSIX, mas não faz parte do padrão de threads, tendo sido definida no padrão POSIX.1b, Real-time extensions (IEEE Std 1003.1b-1993)</text:p>
                <text:list>
                  <text:list-item>
                    <text:p>Consequentemente, os procedimentos de semáforo são prefixados por sem_ em vez de pthread_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19.985cm" svg:height="6.946cm" svg:x="4.678cm" svg:y="11.67cm">
          <draw:text-box>
            <text:p>Mutex: Permite que apenas uma thread por vez acesse um recurso</text:p>
            <text:p/>
            <text:p>Semáforo: Permite que mais de uma thread acesse o mesmo recurso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3.61cm" svg:height="2cm" svg:x="1.89cm" svg:y="0.5cm" presentation:class="title" presentation:user-transformed="true">
          <draw:text-box>
            <text:p>Exemplo</text:p>
          </draw:text-box>
        </draw:frame>
        <draw:frame draw:style-name="gr7" draw:text-style-name="P13" draw:layer="layout" svg:width="25.665cm" svg:height="16.111cm" svg:x="1.455cm" svg:y="4.205cm">
          <draw:text-box>
            <text:p text:style-name="P12"><text:span text:style-name="T6">#include </text:span><text:span text:style-name="T7">&lt;stdio.h&gt;</text:span></text:p>
            <text:p text:style-name="P12"><text:span text:style-name="T6">#include </text:span><text:span text:style-name="T7">&lt;pthread.h&gt;</text:span></text:p>
            <text:p text:style-name="P12"><text:span text:style-name="T6">#include </text:span><text:span text:style-name="T7">&lt;unistd.h&gt;</text:span></text:p>
            <text:p text:style-name="P12"><text:span text:style-name="T7"/></text:p>
            <text:p text:style-name="P12"><text:span text:style-name="T6">#define NUM_THREADS </text:span><text:span text:style-name="T8">5</text:span></text:p>
            <text:p text:style-name="P12"><text:span text:style-name="T8"/></text:p>
            <text:p text:style-name="P12"><text:span text:style-name="T9">void</text:span><text:span text:style-name="T10"> </text:span><text:span text:style-name="T11">* </text:span><text:span text:style-name="T10">perform_work</text:span><text:span text:style-name="T11">(</text:span><text:span text:style-name="T9">void</text:span><text:span text:style-name="T10"> </text:span><text:span text:style-name="T11">* </text:span><text:span text:style-name="T10">arg</text:span><text:span text:style-name="T11">){</text:span></text:p>
            <text:p text:style-name="P12"><text:span text:style-name="T10"><text:s text:c="4"/></text:span><text:span text:style-name="T9">int</text:span><text:span text:style-name="T10"> index </text:span><text:span text:style-name="T11">=</text:span><text:span text:style-name="T10"> </text:span><text:span text:style-name="T11">*((</text:span><text:span text:style-name="T9">int</text:span><text:span text:style-name="T10"> </text:span><text:span text:style-name="T11">*)</text:span><text:span text:style-name="T10">arg</text:span><text:span text:style-name="T11">);</text:span></text:p>
            <text:p text:style-name="P12"><text:span text:style-name="T10"><text:s text:c="4"/></text:span><text:span text:style-name="T9">int</text:span><text:span text:style-name="T10"> sleep_time </text:span><text:span text:style-name="T11">=</text:span><text:span text:style-name="T10"> </text:span><text:span text:style-name="T8">1</text:span><text:span text:style-name="T10"> </text:span><text:span text:style-name="T11">+</text:span><text:span text:style-name="T10"> rand</text:span><text:span text:style-name="T11">()</text:span><text:span text:style-name="T10"> </text:span><text:span text:style-name="T11">%</text:span><text:span text:style-name="T10"> NUM_THREADS</text:span><text:span text:style-name="T11">;</text:span></text:p>
            <text:p text:style-name="P12"><text:span text:style-name="T10"><text:s text:c="4"/>printf</text:span><text:span text:style-name="T11">(</text:span><text:span text:style-name="T12">"Thread </text:span><text:span text:style-name="T13">%d</text:span><text:span text:style-name="T12">: Sleeping for </text:span><text:span text:style-name="T13">%d</text:span><text:span text:style-name="T12"> seconds.</text:span><text:span text:style-name="T13">\n</text:span><text:span text:style-name="T12">"</text:span><text:span text:style-name="T11">,</text:span><text:span text:style-name="T10"> index</text:span><text:span text:style-name="T11">,</text:span><text:span text:style-name="T10"> sleep_time</text:span><text:span text:style-name="T11">);</text:span></text:p>
            <text:p text:style-name="P12"><text:span text:style-name="T10"><text:s text:c="4"/>sleep</text:span><text:span text:style-name="T11">(</text:span><text:span text:style-name="T10">sleep_time</text:span><text:span text:style-name="T11">);</text:span></text:p>
            <text:p text:style-name="P12"><text:span text:style-name="T10"><text:s text:c="4"/>printf</text:span><text:span text:style-name="T11">(</text:span><text:span text:style-name="T12">"Thread </text:span><text:span text:style-name="T13">%d</text:span><text:span text:style-name="T12">: Ended.</text:span><text:span text:style-name="T13">\n</text:span><text:span text:style-name="T12">"</text:span><text:span text:style-name="T11">,</text:span><text:span text:style-name="T10"> index</text:span><text:span text:style-name="T11">);</text:span></text:p>
            <text:p text:style-name="P12"><text:span text:style-name="T10"><text:s text:c="4"/></text:span><text:span text:style-name="T14">return</text:span><text:span text:style-name="T10"> NULL</text:span><text:span text:style-name="T11">;</text:span></text:p>
            <text:p text:style-name="P12"><text:span text:style-name="T15">}</text:span></text:p>
            <text:p text:style-name="P12"><text:span text:style-name="T15"/></text:p>
          </draw:text-box>
        </draw:frame>
        <draw:frame draw:style-name="gr8" draw:text-style-name="P10" draw:layer="layout" svg:width="3.757cm" svg:height="0.988cm" svg:x="17.151cm" svg:y="19.608cm">
          <draw:text-box>
            <text:p>(continua)</text:p>
          </draw:text-box>
        </draw:frame>
        <draw:frame draw:style-name="gr9" draw:text-style-name="P10" draw:layer="layout" svg:width="11.339cm" svg:height="2.788cm" svg:x="15.781cm" svg:y="9.685cm">
          <draw:text-box>
            <text:p>gerar um tempo de espera aleatório para cada thread</text:p>
          </draw:text-box>
        </draw:frame>
        <draw:line draw:style-name="gr10" draw:text-style-name="P11" draw:layer="layout" svg:x1="16.253cm" svg:y1="11.528cm" svg:x2="14.978cm" svg:y2="12.331cm">
          <text:p/>
        </draw:lin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4.5cm" svg:height="2cm" svg:x="1cm" svg:y="0.5cm" presentation:class="title">
          <draw:text-box>
            <text:p>Exemplo</text:p>
          </draw:text-box>
        </draw:frame>
        <draw:frame draw:style-name="gr11" draw:text-style-name="P13" draw:layer="layout" svg:width="25.665cm" svg:height="14.882cm" svg:x="1.456cm" svg:y="4.583cm">
          <draw:text-box>
            <text:p text:style-name="P12"><text:span text:style-name="T9">int</text:span><text:span text:style-name="T10"> main</text:span><text:span text:style-name="T11">(</text:span><text:span text:style-name="T9">void</text:span><text:span text:style-name="T11">)</text:span><text:span text:style-name="T10"> </text:span><text:span text:style-name="T11">{</text:span></text:p>
            <text:p text:style-name="P12"><text:span text:style-name="T10"><text:s text:c="4"/></text:span><text:span text:style-name="T16">pthread_t</text:span><text:span text:style-name="T10"> </text:span><text:span text:style-name="T17">threads</text:span><text:span text:style-name="T11">[</text:span><text:span text:style-name="T10">NUM_THREADS</text:span><text:span text:style-name="T11">];</text:span></text:p>
            <text:p text:style-name="P12"><text:span text:style-name="T10"><text:s text:c="4"/></text:span><text:span text:style-name="T9">int</text:span><text:span text:style-name="T10"> </text:span><text:span text:style-name="T18">thread_args</text:span><text:span text:style-name="T11">[</text:span><text:span text:style-name="T10">NUM_THREADS</text:span><text:span text:style-name="T11">];</text:span></text:p>
            <text:p text:style-name="P12"><text:span text:style-name="T10"><text:s text:c="4"/></text:span><text:span text:style-name="T14">for</text:span><text:span text:style-name="T10"> </text:span><text:span text:style-name="T11">(</text:span><text:span text:style-name="T9">int</text:span><text:span text:style-name="T10"> i </text:span><text:span text:style-name="T11">=</text:span><text:span text:style-name="T10"> </text:span><text:span text:style-name="T8">0</text:span><text:span text:style-name="T11">;</text:span><text:span text:style-name="T10"> i </text:span><text:span text:style-name="T11">&lt;</text:span><text:span text:style-name="T10"> NUM_THREADS</text:span><text:span text:style-name="T11">;</text:span><text:span text:style-name="T10"> i</text:span><text:span text:style-name="T11">++)</text:span><text:span text:style-name="T10"> </text:span><text:span text:style-name="T11">{</text:span></text:p>
            <text:p text:style-name="P12"><text:span text:style-name="T10"><text:s text:c="8"/></text:span><text:span text:style-name="T18">thread_args</text:span><text:span text:style-name="T11">[</text:span><text:span text:style-name="T10">i</text:span><text:span text:style-name="T11">]</text:span><text:span text:style-name="T10"> </text:span><text:span text:style-name="T11">=</text:span><text:span text:style-name="T10"> i</text:span><text:span text:style-name="T11">;</text:span></text:p>
            <text:p text:style-name="P12"><text:span text:style-name="T10"><text:s text:c="8"/>pthread_create</text:span><text:span text:style-name="T11">(&amp;</text:span><text:span text:style-name="T17">threads</text:span><text:span text:style-name="T11">[</text:span><text:span text:style-name="T10">i</text:span><text:span text:style-name="T11">],</text:span><text:span text:style-name="T10"> NULL</text:span><text:span text:style-name="T11">,</text:span><text:span text:style-name="T10"> perform_work</text:span><text:span text:style-name="T11">,</text:span><text:span text:style-name="T10"> </text:span><text:span text:style-name="T11">&amp;</text:span><text:span text:style-name="T18">thread_args</text:span><text:span text:style-name="T11">[</text:span><text:span text:style-name="T10">i</text:span><text:span text:style-name="T11">]);</text:span></text:p>
            <text:p text:style-name="P12"><text:span text:style-name="T11"><text:s text:c="4"/>}</text:span></text:p>
            <text:p text:style-name="P12"><text:span text:style-name="T10"><text:s text:c="4"/></text:span><text:span text:style-name="T14">for</text:span><text:span text:style-name="T10"> </text:span><text:span text:style-name="T11">(</text:span><text:span text:style-name="T9">int</text:span><text:span text:style-name="T10"> i </text:span><text:span text:style-name="T11">=</text:span><text:span text:style-name="T10"> </text:span><text:span text:style-name="T8">0</text:span><text:span text:style-name="T11">;</text:span><text:span text:style-name="T10"> i </text:span><text:span text:style-name="T11">&lt;</text:span><text:span text:style-name="T10"> NUM_THREADS</text:span><text:span text:style-name="T11">;</text:span><text:span text:style-name="T10"> i</text:span><text:span text:style-name="T11">++)</text:span><text:span text:style-name="T10"> </text:span><text:span text:style-name="T11">{</text:span></text:p>
            <text:p text:style-name="P12"><text:span text:style-name="T10"><text:s text:c="8"/>pthread_join</text:span><text:span text:style-name="T11">(</text:span><text:span text:style-name="T17">threads</text:span><text:span text:style-name="T11">[</text:span><text:span text:style-name="T10">i</text:span><text:span text:style-name="T11">],</text:span><text:span text:style-name="T10"> NULL</text:span><text:span text:style-name="T11">);</text:span></text:p>
            <text:p text:style-name="P12"><text:span text:style-name="T11"><text:s text:c="4"/>}</text:span></text:p>
            <text:p text:style-name="P12"><text:span text:style-name="T10"><text:s text:c="4"/>printf</text:span><text:span text:style-name="T11">(</text:span><text:span text:style-name="T12">"Main program ended.</text:span><text:span text:style-name="T13">\n</text:span><text:span text:style-name="T12">"</text:span><text:span text:style-name="T11">);</text:span></text:p>
            <text:p text:style-name="P12"><text:span text:style-name="T10"><text:s text:c="4"/></text:span><text:span text:style-name="T14">return</text:span><text:span text:style-name="T10"> </text:span><text:span text:style-name="T8">0</text:span><text:span text:style-name="T11">;</text:span></text:p>
            <text:p text:style-name="P12"><text:span text:style-name="T15"><text:s text:c="4"/>}</text:span></text:p>
          </draw:text-box>
        </draw:frame>
        <draw:frame draw:style-name="gr12" draw:text-style-name="P10" draw:layer="layout" svg:width="4.884cm" svg:height="0.988cm" svg:x="12.993cm" svg:y="1.04cm">
          <draw:text-box>
            <text:p>(continuação)</text:p>
          </draw:text-box>
        </draw:frame>
        <draw:frame draw:style-name="gr13" draw:text-style-name="P10" draw:layer="layout" svg:width="11.718cm" svg:height="3.118cm" svg:x="15.922cm" svg:y="3.307cm">
          <draw:text-box>
            <text:p>tipo de dado usado para armazenar identificadores de threads POSIX.</text:p>
          </draw:text-box>
        </draw:frame>
        <draw:line draw:style-name="gr14" draw:text-style-name="P11" draw:layer="layout" svg:x1="15.544cm" svg:y1="3.732cm" svg:x2="5.078cm" svg:y2="5.864cm">
          <text:p/>
        </draw:line>
        <draw:frame draw:style-name="gr15" draw:text-style-name="P10" draw:layer="layout" svg:width="10.442cm" svg:height="4.158cm" svg:x="16.253cm" svg:y="13.559cm">
          <draw:text-box>
            <text:p>faz o programa aguardar a finalização da thread especificada.</text:p>
          </draw:text-box>
        </draw:frame>
        <draw:line draw:style-name="gr16" draw:text-style-name="P11" draw:layer="layout" svg:x1="16.253cm" svg:y1="14.174cm" svg:x2="13.749cm" svg:y2="13.607cm">
          <text:p/>
        </draw:lin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mpila com</text:p>
                <text:list>
                  <text:list-item>
                    <text:p>gcc thread.c -pthread -o thread.out</text:p>
                  </text:list-item>
                </text:list>
              </text:list-item>
              <text:list-item>
                <text:p>Saída</text:p>
                <text:list>
                  <text:list-item>
                    <text:p>$ ./thread.out <text:line-break/>Thread 0: Sleeping for 4 seconds.<text:line-break/>Thread 1: Sleeping for 2 seconds.<text:line-break/>Thread 2: Sleeping for 3 seconds.<text:line-break/>Thread 3: Sleeping for 1 seconds.<text:line-break/>Thread 4: Sleeping for 4 seconds.<text:line-break/>Thread 3: Ended.<text:line-break/>Thread 1: Ended.<text:line-break/>Thread 2: Ended.<text:line-break/>Thread 0: Ended.<text:line-break/>Thread 4: Ended.<text:line-break/>Main program end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user-transformed="true">
          <draw:text-box>
            <text:p>Threads POSIX para Window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projeto Pthreads4w busca fornecer uma implementação wrapper portátil e de código aberto</text:p>
              </text:list-item>
              <text:list-item>
                <text:p>Ele também pode ser usado para portar software Unix (que usa pthreads) com pouca ou nenhuma modificação na plataforma Windows</text:p>
              </text:list-item>
              <text:list-item>
                <text:p>A versão 3.0.0 ou posterior do Pthreads4w, lançada sob a Apache Public License v2.0, é compatível com sistemas Windows de 64 ou 32 bits</text:p>
              </text:list-item>
              <text:list-item>
                <text:p>O projeto Mingw-w64 também contém uma implementação wrapper de pthreads, winpthreads, que tenta usar mais chamadas de sistema nativas do que o projeto Pthreads4w</text:p>
              </text:list-item>
              <text:list-item>
                <text:p>O subsistema de ambiente Interix disponível no pacote Windows Services for UNIX/Subsystem for UNIX-based Applications fornece uma porta nativa da API pthreads, ou seja, não mapeada na API Win32, mas construída diretamente na interface syscall do sistema operaciona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2pt" style:font-style-asian="normal" style:font-weight-asian="normal" style:font-name-complex="Noto Sans Devanagari2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8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15T09:00:01.360102789</dc:date>
    <meta:editing-duration>P2DT5H36M55S</meta:editing-duration>
    <meta:editing-cycles>300</meta:editing-cycles>
    <meta:generator>LibreOffice/25.2.3.2$Linux_X86_64 LibreOffice_project/520$Build-2</meta:generator>
    <meta:document-statistic meta:object-count="71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